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4000002CBB8296535AC30056F.png" manifest:media-type="image/png"/>
  <manifest:file-entry manifest:full-path="Pictures/10000001000003D4000002CB585F21794EB27609.png" manifest:media-type="image/png"/>
  <manifest:file-entry manifest:full-path="Pictures/10000001000003D4000002CB5754EC0FF28A7B1F.png" manifest:media-type="image/png"/>
  <manifest:file-entry manifest:full-path="Pictures/10000001000000E1000000E18CE8FCAF484A36FB.png" manifest:media-type="image/png"/>
  <manifest:file-entry manifest:full-path="Pictures/100000010000011800000118396A05771D46CC39.png" manifest:media-type="image/png"/>
  <manifest:file-entry manifest:full-path="Pictures/10000001000000E1000000E1F947C43DAF0ED760.png" manifest:media-type="image/png"/>
  <manifest:file-entry manifest:full-path="Pictures/10000001000003D4000002CBDB57B678111D3B74.png" manifest:media-type="image/png"/>
  <manifest:file-entry manifest:full-path="Pictures/100000010000041300000412CEFB5E9122084EEC.png" manifest:media-type="image/png"/>
  <manifest:file-entry manifest:full-path="Pictures/10000001000003D4000002CBBB351313BD4E2F88.png" manifest:media-type="image/png"/>
  <manifest:file-entry manifest:full-path="Pictures/10000001000003D4000002CBA028BB128E50F288.png" manifest:media-type="image/png"/>
  <manifest:file-entry manifest:full-path="Pictures/10000001000000E1000000E1D08CC4BE95A417B8.png" manifest:media-type="image/png"/>
  <manifest:file-entry manifest:full-path="Pictures/10000001000000800000008078ACF4082080DB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Приложения с GUI для работы с git</text:span></text:p>
          </draw:text-box>
        </draw:frame>
        <draw:frame draw:style-name="gr1" draw:text-style-name="P2" draw:layer="layout" svg:width="3.386cm" svg:height="3.386cm" svg:x="3.114cm" svg:y="3.614cm">
          <draw:image xlink:href="Pictures/10000001000000800000008078ACF4082080DBC3.png" xlink:type="simple" xlink:show="embed" xlink:actuate="onLoad" draw:mime-type="image/png">
            <text:p/>
          </draw:image>
        </draw:frame>
        <draw:frame draw:style-name="gr1" draw:text-style-name="P2" draw:layer="layout" svg:width="4.414cm" svg:height="4.265cm" svg:x="5.5cm" svg:y="7.735cm">
          <draw:image xlink:href="Pictures/100000010000041300000412CEFB5E9122084EEC.png" xlink:type="simple" xlink:show="embed" xlink:actuate="onLoad" draw:mime-type="image/png">
            <text:p/>
          </draw:image>
        </draw:frame>
        <draw:frame draw:style-name="gr1" draw:text-style-name="P2" draw:layer="layout" svg:width="4.009cm" svg:height="3.867cm" svg:x="12.5cm" svg:y="5cm">
          <draw:image xlink:href="Pictures/10000001000000E1000000E1F947C43DAF0ED760.png" xlink:type="simple" xlink:show="embed" xlink:actuate="onLoad" draw:mime-type="image/png">
            <text:p/>
          </draw:image>
        </draw:frame>
        <draw:frame draw:style-name="gr1" draw:text-style-name="P2" draw:layer="layout" svg:width="3.236cm" svg:height="3.094cm" svg:x="11.764cm" svg:y="11cm">
          <draw:image xlink:href="Pictures/100000010000011800000118396A05771D46CC39.png" xlink:type="simple" xlink:show="embed" xlink:actuate="onLoad" draw:mime-type="image/png">
            <text:p/>
          </draw:image>
        </draw:frame>
        <draw:frame draw:style-name="gr1" draw:text-style-name="P2" draw:layer="layout" svg:width="3.009cm" svg:height="2.867cm" svg:x="18.5cm" svg:y="10.5cm">
          <draw:image xlink:href="Pictures/10000001000000E1000000E18CE8FCAF484A36FB.png" xlink:type="simple" xlink:show="embed" xlink:actuate="onLoad" draw:mime-type="image/png">
            <text:p/>
          </draw:image>
        </draw:frame>
        <draw:frame draw:style-name="gr1" draw:text-style-name="P2" draw:layer="layout" svg:width="2cm" svg:height="1.633cm" svg:x="21.5cm" svg:y="5.867cm">
          <draw:image xlink:href="Pictures/10000001000000E1000000E1D08CC4BE95A417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" draw:text-style-name="P2" draw:layer="layout" svg:width="19.26cm" svg:height="14.053cm" svg:x="4.24cm" svg:y="0.5cm">
          <draw:image xlink:href="Pictures/10000001000003D4000002CBDB57B678111D3B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1" draw:text-style-name="P2" draw:layer="layout" svg:width="19.551cm" svg:height="14.265cm" svg:x="4.5cm" svg:y="0.5cm">
          <draw:image xlink:href="Pictures/10000001000003D4000002CB5754EC0FF28A7B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" draw:text-style-name="P2" draw:layer="layout" svg:width="19.325cm" svg:height="14.1cm" svg:x="5cm" svg:y="0.9cm">
          <draw:image xlink:href="Pictures/10000001000003D4000002CBA028BB128E50F2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" draw:text-style-name="P2" draw:layer="layout" svg:width="20.325cm" svg:height="14.83cm" svg:x="4.675cm" svg:y="0.5cm">
          <draw:image xlink:href="Pictures/10000001000003D4000002CB585F21794EB276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1" draw:text-style-name="P2" draw:layer="layout" svg:width="21.585cm" svg:height="15.749cm" svg:x="3.24cm" svg:y="0.016cm">
          <draw:image xlink:href="Pictures/10000001000003D4000002CBB8296535AC3005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1" draw:text-style-name="P2" draw:layer="layout" svg:width="19.825cm" svg:height="14.465cm" svg:x="4.675cm" svg:y="0.5cm">
          <draw:image xlink:href="Pictures/10000001000003D4000002CBBB351313BD4E2F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4T00:56:42.312753999</meta:creation-date>
    <dc:date>2023-10-04T01:16:35.746783010</dc:date>
    <meta:editing-duration>PT9M43S</meta:editing-duration>
    <meta:editing-cycles>1</meta:editing-cycles>
    <meta:document-statistic meta:object-count="48"/>
    <meta:generator>LibreOffice/7.3.7.2$Linux_X86_64 LibreOffice_project/30$Build-2</meta:generator>
  </office:meta>
</office:document-meta>
</file>